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7b30" officeooo:paragraph-rsid="00017b30"/>
    </style:style>
    <style:style style:name="P2" style:family="paragraph" style:parent-style-name="Standard">
      <style:paragraph-properties style:line-height-at-least="0.1583in"/>
      <style:text-properties fo:color="#f8f8f2" style:font-name="Consolas" fo:font-size="8.39999961853027pt" fo:font-weight="normal" fo:background-color="#272822"/>
    </style:style>
    <style:style style:name="P3" style:family="paragraph" style:parent-style-name="Standard">
      <style:paragraph-properties style:line-height-at-least="0.1583in"/>
      <style:text-properties fo:color="#f8f8f2" style:font-name="Consolas" fo:font-size="8.39999961853027pt" fo:language="ru" fo:country="RU" fo:font-style="normal" fo:font-weight="normal" officeooo:rsid="000acb6e" officeooo:paragraph-rsid="000acb6e" fo:background-color="#272822" style:font-size-asian="12pt" style:font-style-asian="normal" style:font-size-complex="12pt" style:font-style-complex="normal"/>
    </style:style>
    <style:style style:name="P4" style:family="paragraph" style:parent-style-name="Standard">
      <style:text-properties officeooo:paragraph-rsid="00026f52"/>
    </style:style>
    <style:style style:name="P5" style:family="paragraph" style:parent-style-name="Standard">
      <style:text-properties fo:color="#000000" style:font-name="Liberation Serif" fo:font-size="12pt" fo:language="ru" fo:country="RU" fo:font-style="normal" fo:font-weight="normal" officeooo:rsid="00026f52" officeooo:paragraph-rsid="00047c3a" fo:background-color="transparent" style:font-size-asian="12pt" style:font-style-asian="normal" style:font-size-complex="12pt" style:font-style-complex="normal"/>
    </style:style>
    <style:style style:name="P6" style:family="paragraph" style:parent-style-name="Standard">
      <style:text-properties fo:color="#000000" style:font-name="Liberation Serif" fo:font-size="12pt" fo:language="ru" fo:country="RU" fo:font-style="normal" fo:font-weight="normal" officeooo:rsid="00047c3a" officeooo:paragraph-rsid="00047c3a" fo:background-color="transparent" style:font-size-asian="12pt" style:font-style-asian="normal" style:font-size-complex="12pt" style:font-style-complex="normal"/>
    </style:style>
    <style:style style:name="P7" style:family="paragraph" style:parent-style-name="Standard">
      <style:text-properties fo:color="#000000" style:font-name="Liberation Serif" fo:font-size="12pt" fo:language="ru" fo:country="RU" fo:font-style="normal" fo:font-weight="normal" officeooo:rsid="000569ec" officeooo:paragraph-rsid="000569ec" fo:background-color="transparent" style:font-size-asian="12pt" style:font-style-asian="normal" style:font-size-complex="12pt" style:font-style-complex="normal"/>
    </style:style>
    <style:style style:name="P8" style:family="paragraph" style:parent-style-name="Standard">
      <style:text-properties fo:color="#000000" style:font-name="Liberation Serif" fo:font-size="12pt" fo:language="ru" fo:country="RU" fo:font-style="normal" fo:font-weight="normal" officeooo:rsid="00072b47" officeooo:paragraph-rsid="00072b47" fo:background-color="transparent" style:font-size-asian="12pt" style:font-style-asian="normal" style:font-size-complex="12pt" style:font-style-complex="normal"/>
    </style:style>
    <style:style style:name="P9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acb6e" officeooo:paragraph-rsid="000bc3f4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fo:color="#000000" style:font-name="Liberation Serif" fo:font-size="12pt" fo:language="ru" fo:country="RU" fo:font-weight="normal" officeooo:rsid="000569ec" officeooo:paragraph-rsid="000569ec" fo:background-color="transparent"/>
    </style:style>
    <style:style style:name="P11" style:family="paragraph" style:parent-style-name="Standard">
      <style:text-properties fo:color="#000000" style:font-name="Liberation Serif" fo:font-size="12pt" fo:language="ru" fo:country="RU" fo:font-weight="normal" officeooo:rsid="0005f0bb" officeooo:paragraph-rsid="000569ec" fo:background-color="transparent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fo:language="ru" fo:country="RU" fo:font-weight="normal" officeooo:rsid="0007e794" officeooo:paragraph-rsid="00072b47" fo:background-color="transparent" style:font-size-asian="12pt" style:font-size-complex="12pt"/>
    </style:style>
    <style:style style:name="P13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7e794" officeooo:paragraph-rsid="00072b47" fo:background-color="transparent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fo:font-weight="normal" officeooo:paragraph-rsid="00047c3a" fo:background-color="transparent"/>
    </style:style>
    <style:style style:name="P15" style:family="paragraph" style:parent-style-name="Standard">
      <style:text-properties fo:color="#000000" style:font-name="Liberation Serif" fo:font-size="12pt" fo:language="en" fo:country="US" fo:font-weight="normal" officeooo:rsid="00047c3a" officeooo:paragraph-rsid="00047c3a" fo:background-color="transparent"/>
    </style:style>
    <style:style style:name="P16" style:family="paragraph" style:parent-style-name="Standard">
      <style:text-properties style:font-name="Liberation Serif" fo:font-size="12pt" fo:language="ru" fo:country="RU" officeooo:rsid="0005f0bb" officeooo:paragraph-rsid="000569ec" style:font-size-asian="12pt" style:font-size-complex="12pt"/>
    </style:style>
    <style:style style:name="P17" style:family="paragraph" style:parent-style-name="Standard">
      <style:text-properties style:font-name="Liberation Serif" fo:font-size="12pt" fo:language="ru" fo:country="RU" officeooo:rsid="0007e794" officeooo:paragraph-rsid="00072b47" style:font-size-asian="12pt" style:font-size-complex="12pt"/>
    </style:style>
    <style:style style:name="P18" style:family="paragraph" style:parent-style-name="Standard">
      <style:text-properties style:font-name="Liberation Serif" fo:font-size="12pt" fo:language="en" fo:country="US" officeooo:rsid="0005f0bb" officeooo:paragraph-rsid="000569ec" style:font-size-asian="12pt" style:font-size-complex="12pt"/>
    </style:style>
    <style:style style:name="P19" style:family="paragraph" style:parent-style-name="Standard">
      <style:text-properties fo:color="#000000" style:font-name="Consolas" fo:font-size="8.39999961853027pt" fo:language="en" fo:country="US" fo:font-weight="normal" officeooo:rsid="00032803" officeooo:paragraph-rsid="00047c3a" fo:background-color="transparent"/>
    </style:style>
    <style:style style:name="P20" style:family="paragraph" style:parent-style-name="Standard">
      <style:text-properties fo:color="#000000" style:font-name="Liberation Serif" fo:font-size="12pt" fo:language="en" fo:country="US" fo:font-style="normal" fo:font-weight="normal" officeooo:rsid="00026f52" officeooo:paragraph-rsid="00047c3a" fo:background-color="transparent" style:font-size-asian="12pt" style:font-style-asian="normal" style:font-size-complex="12pt" style:font-style-complex="normal"/>
    </style:style>
    <style:style style:name="P21" style:family="paragraph" style:parent-style-name="Standard">
      <style:text-properties fo:color="#000000" style:font-name="Liberation Serif" fo:font-size="12pt" fo:language="en" fo:country="US" fo:font-style="normal" fo:font-weight="normal" officeooo:rsid="0007b21a" officeooo:paragraph-rsid="000569ec" fo:background-color="transparent" style:font-size-asian="12pt" style:font-style-asian="normal" style:font-size-complex="12pt" style:font-style-complex="normal"/>
    </style:style>
    <style:style style:name="P22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style="normal" fo:font-weight="normal" officeooo:rsid="000acb6e" officeooo:paragraph-rsid="000acb6e" fo:background-color="transparent" style:font-size-asian="12pt" style:font-style-asian="normal" style:font-size-complex="12pt" style:font-style-complex="normal"/>
    </style:style>
    <style:style style:name="P23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style="normal" fo:font-weight="normal" officeooo:rsid="000e16ff" officeooo:paragraph-rsid="000e16ff" fo:background-color="transparent" style:font-size-asian="12pt" style:font-style-asian="normal" style:font-size-complex="12pt" style:font-style-complex="normal"/>
    </style:style>
    <style:style style:name="P24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style="normal" fo:font-weight="normal" officeooo:rsid="000f27f4" officeooo:paragraph-rsid="000f27f4" fo:background-color="transparent" style:font-size-asian="12pt" style:font-style-asian="normal" style:font-size-complex="12pt" style:font-style-complex="normal"/>
    </style:style>
    <style:style style:name="P25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style="normal" fo:font-weight="normal" officeooo:rsid="0011bd65" officeooo:paragraph-rsid="0011bd65" fo:background-color="transparent" style:font-size-asian="12pt" style:font-style-asian="normal" style:font-size-complex="12pt" style:font-style-complex="normal"/>
    </style:style>
    <style:style style:name="P26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acb6e" officeooo:paragraph-rsid="000dabc1" fo:background-color="transparent" style:font-size-asian="12pt" style:font-style-asian="normal" style:font-size-complex="12pt" style:font-style-complex="normal"/>
    </style:style>
    <style:style style:name="P27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dabc1" officeooo:paragraph-rsid="000dabc1" fo:background-color="transparent" style:font-size-asian="12pt" style:font-style-asian="normal" style:font-size-complex="12pt" style:font-style-complex="normal"/>
    </style:style>
    <style:style style:name="P28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e16ff" officeooo:paragraph-rsid="000e16ff" fo:background-color="transparent" style:font-size-asian="12pt" style:font-style-asian="normal" style:font-size-complex="12pt" style:font-style-complex="normal"/>
    </style:style>
    <style:style style:name="P29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e16ff" officeooo:paragraph-rsid="000ea468" fo:background-color="transparent" style:font-size-asian="12pt" style:font-style-asian="normal" style:font-size-complex="12pt" style:font-style-complex="normal"/>
    </style:style>
    <style:style style:name="P30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f27f4" officeooo:paragraph-rsid="000f27f4" fo:background-color="transparent" style:font-size-asian="12pt" style:font-style-asian="normal" style:font-size-complex="12pt" style:font-style-complex="normal"/>
    </style:style>
    <style:style style:name="P31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f27f4" officeooo:paragraph-rsid="000fe274" fo:background-color="transparent" style:font-size-asian="12pt" style:font-style-asian="normal" style:font-size-complex="12pt" style:font-style-complex="normal"/>
    </style:style>
    <style:style style:name="P32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f36d1" officeooo:paragraph-rsid="000f36d1" fo:background-color="transparent" style:font-size-asian="12pt" style:font-style-asian="normal" style:font-size-complex="12pt" style:font-style-complex="normal"/>
    </style:style>
    <style:style style:name="P33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fe274" officeooo:paragraph-rsid="000fe274" fo:background-color="transparent" style:font-size-asian="12pt" style:font-style-asian="normal" style:font-size-complex="12pt" style:font-style-complex="normal"/>
    </style:style>
    <style:style style:name="P34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11bd65" officeooo:paragraph-rsid="0011bd65" fo:background-color="transparent" style:font-size-asian="12pt" style:font-style-asian="normal" style:font-size-complex="12pt" style:font-style-complex="normal"/>
    </style:style>
    <style:style style:name="P35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137834" officeooo:paragraph-rsid="00137834" fo:background-color="transparent" style:font-size-asian="12pt" style:font-style-asian="normal" style:font-size-complex="12pt" style:font-style-complex="normal"/>
    </style:style>
    <style:style style:name="P36" style:family="paragraph" style:parent-style-name="Standard">
      <style:paragraph-properties style:line-height-at-least="0.1583in"/>
      <style:text-properties fo:color="#000000" style:font-name="Liberation Serif" fo:font-size="12pt" fo:font-weight="normal" officeooo:paragraph-rsid="000e16ff" fo:background-color="transparent"/>
    </style:style>
    <style:style style:name="P37" style:family="paragraph" style:parent-style-name="Standard">
      <style:paragraph-properties style:line-height-at-least="0.1583in"/>
      <style:text-properties fo:color="#000000" style:font-name="Liberation Serif" fo:font-size="12pt" fo:font-weight="normal" officeooo:paragraph-rsid="000f27f4" fo:background-color="transparent"/>
    </style:style>
    <style:style style:name="P38" style:family="paragraph" style:parent-style-name="Standard">
      <style:paragraph-properties style:line-height-at-least="0.1583in"/>
      <style:text-properties fo:color="#000000" style:font-name="Liberation Serif" fo:font-size="12pt" fo:font-weight="normal" officeooo:rsid="000ea468" officeooo:paragraph-rsid="000ea468" fo:background-color="transparent"/>
    </style:style>
    <style:style style:name="P39" style:family="paragraph" style:parent-style-name="Standard">
      <style:paragraph-properties style:line-height-at-least="0.1583in"/>
      <style:text-properties fo:color="#d4d4d4" style:font-name="Consolas" fo:font-size="8.39999961853027pt" fo:font-weight="normal" fo:background-color="#1e1e1e"/>
    </style:style>
    <style:style style:name="P40" style:family="paragraph" style:parent-style-name="Standard">
      <style:paragraph-properties style:line-height-at-least="0.1583in"/>
      <style:text-properties fo:color="#d4d4d4" style:font-name="Consolas" fo:font-size="8.39999961853027pt" fo:font-weight="normal" officeooo:paragraph-rsid="000e16ff" fo:background-color="#1e1e1e"/>
    </style:style>
    <style:style style:name="P41" style:family="paragraph" style:parent-style-name="Standard">
      <style:paragraph-properties style:line-height-at-least="0.1583in"/>
      <style:text-properties fo:color="#d4d4d4" style:font-name="Consolas" fo:font-size="8.39999961853027pt" fo:language="ru" fo:country="RU" fo:font-style="normal" fo:font-weight="normal" officeooo:rsid="000acb6e" officeooo:paragraph-rsid="000dabc1" fo:background-color="#1e1e1e" style:font-size-asian="12pt" style:font-style-asian="normal" style:font-size-complex="12pt" style:font-style-complex="normal"/>
    </style:style>
    <style:style style:name="P42" style:family="paragraph" style:parent-style-name="Standard">
      <style:paragraph-properties style:line-height-at-least="0.1583in"/>
      <style:text-properties fo:color="#d4d4d4" style:font-name="Consolas" fo:font-size="8.39999961853027pt" fo:language="ru" fo:country="RU" fo:font-style="normal" fo:font-weight="normal" officeooo:rsid="000e16ff" officeooo:paragraph-rsid="000e16ff" fo:background-color="#1e1e1e" style:font-size-asian="12pt" style:font-style-asian="normal" style:font-size-complex="12pt" style:font-style-complex="normal"/>
    </style:style>
    <style:style style:name="P43" style:family="paragraph" style:parent-style-name="Standard">
      <style:paragraph-properties style:line-height-at-least="0.1583in"/>
      <style:text-properties fo:color="#d4d4d4" style:font-name="Consolas" fo:font-size="8.39999961853027pt" fo:language="ru" fo:country="RU" fo:font-style="normal" fo:font-weight="normal" officeooo:rsid="000f27f4" officeooo:paragraph-rsid="000f27f4" fo:background-color="#1e1e1e" style:font-size-asian="12pt" style:font-style-asian="normal" style:font-size-complex="12pt" style:font-style-complex="normal"/>
    </style:style>
    <style:style style:name="P44" style:family="paragraph" style:parent-style-name="Standard">
      <style:paragraph-properties style:line-height-at-least="0.1583in"/>
      <style:text-properties fo:color="#d4d4d4" style:font-name="Consolas" fo:font-size="8.39999961853027pt" fo:language="ru" fo:country="RU" fo:font-style="normal" fo:font-weight="normal" officeooo:rsid="000f36d1" officeooo:paragraph-rsid="000f36d1" fo:background-color="#1e1e1e" style:font-size-asian="12pt" style:font-style-asian="normal" style:font-size-complex="12pt" style:font-style-complex="normal"/>
    </style:style>
    <style:style style:name="P45" style:family="paragraph" style:parent-style-name="Standard">
      <style:paragraph-properties style:line-height-at-least="0.1583in"/>
      <style:text-properties fo:color="#d4d4d4" style:font-name="Consolas" fo:font-size="8.39999961853027pt" fo:language="ru" fo:country="RU" fo:font-style="normal" fo:font-weight="normal" officeooo:rsid="00137834" officeooo:paragraph-rsid="00137834" fo:background-color="#1e1e1e" style:font-size-asian="12pt" style:font-style-asian="normal" style:font-size-complex="12pt" style:font-style-complex="normal"/>
    </style:style>
    <style:style style:name="P46" style:family="paragraph" style:parent-style-name="Standard">
      <style:paragraph-properties style:line-height-at-least="0.1583in"/>
      <style:text-properties fo:color="#d4d4d4" style:font-name="Consolas" fo:font-size="8.39999961853027pt" fo:language="ru" fo:country="RU" fo:font-weight="normal" officeooo:rsid="000e16ff" officeooo:paragraph-rsid="000e16ff" fo:background-color="#1e1e1e"/>
    </style:style>
    <style:style style:name="P47" style:family="paragraph" style:parent-style-name="Standard">
      <style:paragraph-properties style:line-height-at-least="0.1583in"/>
      <style:text-properties fo:color="#d4d4d4" fo:background-color="#1e1e1e"/>
    </style:style>
    <style:style style:name="P48" style:family="paragraph" style:parent-style-name="Standard">
      <style:paragraph-properties style:line-height-at-least="0.1583in"/>
    </style:style>
    <style:style style:name="P49" style:family="paragraph" style:parent-style-name="Standard">
      <style:paragraph-properties style:line-height-at-least="0.1583in"/>
      <style:text-properties officeooo:paragraph-rsid="000e16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6f52"/>
    </style:style>
    <style:style style:name="T3" style:family="text">
      <style:text-properties fo:language="en" fo:country="US" officeooo:rsid="00032803"/>
    </style:style>
    <style:style style:name="T4" style:family="text">
      <style:text-properties fo:language="en" fo:country="US" officeooo:rsid="00047c3a"/>
    </style:style>
    <style:style style:name="T5" style:family="text">
      <style:text-properties fo:language="en" fo:country="US" fo:font-style="normal" fo:background-color="#ffffff" loext:char-shading-value="0" style:font-size-asian="12pt" style:font-style-asian="normal" style:font-size-complex="12pt" style:font-style-complex="normal"/>
    </style:style>
    <style:style style:name="T6" style:family="text">
      <style:text-properties fo:language="en" fo:country="US" fo:font-style="normal" officeooo:rsid="00047c3a" fo:background-color="#ffffff" loext:char-shading-value="0" style:font-size-asian="12pt" style:font-style-asian="normal" style:font-size-complex="12pt" style:font-style-complex="normal"/>
    </style:style>
    <style:style style:name="T7" style:family="text">
      <style:text-properties fo:language="en" fo:country="US" fo:font-style="normal" fo:background-color="#ffffff" loext:char-shading-value="0" style:font-style-asian="normal" style:font-style-complex="normal"/>
    </style:style>
    <style:style style:name="T8" style:family="text">
      <style:text-properties fo:language="en" fo:country="US" fo:font-style="normal" officeooo:rsid="000e16ff" style:font-size-asian="12pt" style:font-style-asian="normal" style:font-size-complex="12pt" style:font-style-complex="normal"/>
    </style:style>
    <style:style style:name="T9" style:family="text">
      <style:text-properties fo:language="en" fo:country="US" fo:font-style="normal" officeooo:rsid="000f27f4" style:font-size-asian="12pt" style:font-style-asian="normal" style:font-size-complex="12pt" style:font-style-complex="normal"/>
    </style:style>
    <style:style style:name="T10" style:family="text">
      <style:text-properties fo:language="en" fo:country="US" officeooo:rsid="000569ec"/>
    </style:style>
    <style:style style:name="T11" style:family="text">
      <style:text-properties fo:language="en" fo:country="US" officeooo:rsid="0007b21a"/>
    </style:style>
    <style:style style:name="T12" style:family="text">
      <style:text-properties fo:language="en" fo:country="US" officeooo:rsid="000dabc1"/>
    </style:style>
    <style:style style:name="T13" style:family="text">
      <style:text-properties fo:language="en" fo:country="US" officeooo:rsid="000ea468"/>
    </style:style>
    <style:style style:name="T14" style:family="text">
      <style:text-properties fo:language="en" fo:country="US" officeooo:rsid="000fe274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32803"/>
    </style:style>
    <style:style style:name="T17" style:family="text">
      <style:text-properties fo:language="ru" fo:country="RU" officeooo:rsid="00026f52"/>
    </style:style>
    <style:style style:name="T18" style:family="text">
      <style:text-properties fo:language="ru" fo:country="RU" fo:font-style="normal" officeooo:rsid="00047c3a" fo:background-color="#ffffff" loext:char-shading-value="0" style:font-size-asian="12pt" style:font-style-asian="normal" style:font-size-complex="12pt" style:font-style-complex="normal"/>
    </style:style>
    <style:style style:name="T19" style:family="text">
      <style:text-properties fo:language="ru" fo:country="RU" fo:font-style="normal" fo:font-weight="bol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language="ru" fo:country="RU" fo:font-style="normal" officeooo:rsid="000e16ff" style:font-size-asian="12pt" style:font-style-asian="normal" style:font-size-complex="12pt" style:font-style-complex="normal"/>
    </style:style>
    <style:style style:name="T21" style:family="text">
      <style:text-properties fo:language="ru" fo:country="RU" fo:font-style="normal" officeooo:rsid="000f27f4" style:font-size-asian="12pt" style:font-style-asian="normal" style:font-size-complex="12pt" style:font-style-complex="normal"/>
    </style:style>
    <style:style style:name="T22" style:family="text">
      <style:text-properties fo:color="#66d9ef"/>
    </style:style>
    <style:style style:name="T23" style:family="text">
      <style:text-properties fo:color="#66d9ef" fo:font-style="italic"/>
    </style:style>
    <style:style style:name="T24" style:family="text">
      <style:text-properties fo:color="#66d9ef" style:font-name="Liberation Serif" fo:language="en" fo:country="US"/>
    </style:style>
    <style:style style:name="T25" style:family="text">
      <style:text-properties fo:color="#66d9ef" style:font-name="Liberation Serif" fo:language="en" fo:country="US" fo:font-style="italic"/>
    </style:style>
    <style:style style:name="T26" style:family="text">
      <style:text-properties fo:color="#000000" style:font-name="Consolas" fo:font-size="8.39999961853027pt" fo:language="ru" fo:country="RU" fo:font-style="italic" fo:font-weight="normal" officeooo:rsid="00032803" fo:background-color="transparent" loext:char-shading-value="0"/>
    </style:style>
    <style:style style:name="T27" style:family="text">
      <style:text-properties fo:color="#000000" style:font-name="Consolas" fo:font-size="8.39999961853027pt" fo:language="ru" fo:country="RU" fo:font-weight="normal" officeooo:rsid="00032803" fo:background-color="transparent" loext:char-shading-value="0"/>
    </style:style>
    <style:style style:name="T28" style:family="text">
      <style:text-properties officeooo:rsid="00047c3a"/>
    </style:style>
    <style:style style:name="T29" style:family="text">
      <style:text-properties fo:color="#e6db74"/>
    </style:style>
    <style:style style:name="T30" style:family="text">
      <style:text-properties fo:color="#e6db74" style:font-name="Liberation Serif" fo:language="en" fo:country="US"/>
    </style:style>
    <style:style style:name="T31" style:family="text">
      <style:text-properties fo:font-style="normal" fo:background-color="#ffffff" loext:char-shading-value="0" style:font-size-asian="12pt" style:font-style-asian="normal" style:font-size-complex="12pt" style:font-style-complex="normal"/>
    </style:style>
    <style:style style:name="T32" style:family="text">
      <style:text-properties fo:font-style="normal" fo:font-weight="bol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officeooo:rsid="0007b21a"/>
    </style:style>
    <style:style style:name="T35" style:family="text">
      <style:text-properties style:font-name="Liberation Serif" fo:language="en" fo:country="US"/>
    </style:style>
    <style:style style:name="T36" style:family="text">
      <style:text-properties style:font-name="Liberation Serif" fo:language="en" fo:country="US" officeooo:rsid="0007b21a"/>
    </style:style>
    <style:style style:name="T37" style:family="text">
      <style:text-properties style:font-name="Liberation Serif" fo:language="en" fo:country="US" officeooo:rsid="0008e6f5"/>
    </style:style>
    <style:style style:name="T38" style:family="text">
      <style:text-properties style:font-name="Liberation Serif" fo:language="en" fo:country="US" officeooo:rsid="000bc3f4"/>
    </style:style>
    <style:style style:name="T39" style:family="text">
      <style:text-properties style:font-name="Liberation Serif" officeooo:rsid="0008e6f5"/>
    </style:style>
    <style:style style:name="T40" style:family="text">
      <style:text-properties style:font-name="Liberation Serif" officeooo:rsid="000bc3f4"/>
    </style:style>
    <style:style style:name="T41" style:family="text">
      <style:text-properties fo:color="#f92672"/>
    </style:style>
    <style:style style:name="T42" style:family="text">
      <style:text-properties fo:color="#f92672" style:font-name="Liberation Serif" fo:language="en" fo:country="US"/>
    </style:style>
    <style:style style:name="T43" style:family="text">
      <style:text-properties officeooo:rsid="000dabc1"/>
    </style:style>
    <style:style style:name="T44" style:family="text">
      <style:text-properties fo:color="#569cd6"/>
    </style:style>
    <style:style style:name="T45" style:family="text">
      <style:text-properties fo:color="#569cd6" fo:language="en" fo:country="US"/>
    </style:style>
    <style:style style:name="T46" style:family="text">
      <style:text-properties fo:color="#569cd6" fo:language="en" fo:country="US" officeooo:rsid="000dabc1"/>
    </style:style>
    <style:style style:name="T47" style:family="text">
      <style:text-properties fo:color="#569cd6" style:font-name="Consolas" fo:font-size="8.39999961853027pt" fo:font-weight="normal" fo:background-color="#1e1e1e" loext:char-shading-value="0"/>
    </style:style>
    <style:style style:name="T48" style:family="text">
      <style:text-properties fo:color="#569cd6" style:font-name="Consolas" fo:font-size="8.39999961853027pt" fo:background-color="#1e1e1e" loext:char-shading-value="0"/>
    </style:style>
    <style:style style:name="T49" style:family="text">
      <style:text-properties fo:color="#d4d4d4" style:font-name="Consolas" fo:font-size="8.39999961853027pt" fo:font-weight="normal" fo:background-color="#1e1e1e" loext:char-shading-value="0"/>
    </style:style>
    <style:style style:name="T50" style:family="text">
      <style:text-properties fo:color="#d4d4d4" style:font-name="Consolas" fo:font-size="8.39999961853027pt" fo:background-color="#1e1e1e" loext:char-shading-value="0"/>
    </style:style>
    <style:style style:name="T51" style:family="text">
      <style:text-properties fo:color="#9cdcfe"/>
    </style:style>
    <style:style style:name="T52" style:family="text">
      <style:text-properties fo:color="#9cdcfe" fo:language="en" fo:country="US"/>
    </style:style>
    <style:style style:name="T53" style:family="text">
      <style:text-properties fo:color="#9cdcfe" fo:language="en" fo:country="US" officeooo:rsid="000dabc1"/>
    </style:style>
    <style:style style:name="T54" style:family="text">
      <style:text-properties fo:color="#9cdcfe" style:font-name="Consolas" fo:font-size="8.39999961853027pt" fo:font-weight="normal"/>
    </style:style>
    <style:style style:name="T55" style:family="text">
      <style:text-properties fo:color="#9cdcfe" style:font-name="Consolas" fo:font-size="8.39999961853027pt" fo:font-weight="normal" fo:background-color="#1e1e1e" loext:char-shading-value="0"/>
    </style:style>
    <style:style style:name="T56" style:family="text">
      <style:text-properties fo:color="#9cdcfe" style:font-name="Consolas" fo:font-size="8.39999961853027pt" fo:background-color="#1e1e1e" loext:char-shading-value="0"/>
    </style:style>
    <style:style style:name="T57" style:family="text">
      <style:text-properties fo:color="#dcdcaa"/>
    </style:style>
    <style:style style:name="T58" style:family="text">
      <style:text-properties fo:color="#dcdcaa" fo:language="en" fo:country="US"/>
    </style:style>
    <style:style style:name="T59" style:family="text">
      <style:text-properties fo:color="#dcdcaa" fo:language="en" fo:country="US" officeooo:rsid="000dabc1"/>
    </style:style>
    <style:style style:name="T60" style:family="text">
      <style:text-properties fo:color="#ce9178"/>
    </style:style>
    <style:style style:name="T61" style:family="text">
      <style:text-properties fo:color="#ce9178" fo:language="en" fo:country="US"/>
    </style:style>
    <style:style style:name="T62" style:family="text">
      <style:text-properties fo:color="#ce9178" fo:language="en" fo:country="US" officeooo:rsid="000dabc1"/>
    </style:style>
    <style:style style:name="T63" style:family="text">
      <style:text-properties fo:color="#ce9178" style:font-name="Consolas" fo:font-size="8.39999961853027pt" fo:font-weight="normal" fo:background-color="#1e1e1e" loext:char-shading-value="0"/>
    </style:style>
    <style:style style:name="T64" style:family="text">
      <style:text-properties fo:color="#ce9178" style:font-name="Consolas" fo:font-size="8.39999961853027pt" fo:background-color="#1e1e1e" loext:char-shading-value="0"/>
    </style:style>
    <style:style style:name="T65" style:family="text">
      <style:text-properties fo:color="#4ec9b0"/>
    </style:style>
    <style:style style:name="T66" style:family="text">
      <style:text-properties fo:color="#4ec9b0" fo:language="en" fo:country="US"/>
    </style:style>
    <style:style style:name="T67" style:family="text">
      <style:text-properties fo:color="#4ec9b0" style:font-name="Consolas" fo:font-size="8.39999961853027pt" fo:font-weight="normal" fo:background-color="#1e1e1e" loext:char-shading-value="0"/>
    </style:style>
    <style:style style:name="T68" style:family="text">
      <style:text-properties style:font-name="Consolas" fo:font-size="8.39999961853027pt" fo:font-weight="normal"/>
    </style:style>
    <style:style style:name="T69" style:family="text">
      <style:text-properties fo:color="#d16969"/>
    </style:style>
    <style:style style:name="T70" style:family="text">
      <style:text-properties fo:color="#d7ba7d"/>
    </style:style>
    <style:style style:name="T71" style:family="text">
      <style:text-properties fo:color="#d7ba7d" fo:language="en" fo:country="US"/>
    </style:style>
    <style:style style:name="T72" style:family="text">
      <style:text-properties officeooo:rsid="000e16ff"/>
    </style:style>
    <style:style style:name="T73" style:family="text">
      <style:text-properties fo:color="#c586c0"/>
    </style:style>
    <style:style style:name="T74" style:family="text">
      <style:text-properties fo:color="#c586c0" fo:language="en" fo:country="US"/>
    </style:style>
    <style:style style:name="T75" style:family="text">
      <style:text-properties fo:color="#c586c0" style:font-name="Consolas" fo:font-size="8.39999961853027pt" fo:font-weight="normal" fo:background-color="#1e1e1e" loext:char-shading-value="0"/>
    </style:style>
    <style:style style:name="T76" style:family="text">
      <style:text-properties fo:color="#c586c0" style:font-name="Consolas" fo:font-size="8.39999961853027pt" fo:background-color="#1e1e1e" loext:char-shading-value="0"/>
    </style:style>
    <style:style style:name="T77" style:family="text">
      <style:text-properties fo:color="#808080" style:font-name="Consolas" fo:font-size="8.39999961853027pt" fo:background-color="#1e1e1e" loext:char-shading-value="0"/>
    </style:style>
    <style:style style:name="T78" style:family="text">
      <style:text-properties officeooo:rsid="000ea468"/>
    </style:style>
    <style:style style:name="T79" style:family="text">
      <style:text-properties officeooo:rsid="000fe274"/>
    </style:style>
    <style:style style:name="T80" style:family="text">
      <style:text-properties officeooo:rsid="0011bd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npm init -y (y -yes </text:span>на все вопросы<text:span text:style-name="T1">)</text:span></text:p>
      <text:p text:style-name="P1">2.<text:span text:style-name="T1"> npm i react</text:span></text:p>
      <text:p text:style-name="P1"><text:span text:style-name="T1">3. </text:span><text:span text:style-name="T2">npm </text:span><text:span text:style-name="T3">i </text:span><text:span text:style-name="T2">-d webpack webpack-cli</text:span></text:p>
      <text:p text:style-name="P4"><text:span text:style-name="T2">4. </text:span><text:span text:style-name="T17">чтобы воспользоваться </text:span><text:span text:style-name="T16">локальной версией</text:span><text:span text:style-name="T17"> <text:s/>вместо </text:span><text:span text:style-name="T16">глобальной</text:span><text:span text:style-name="T17">, можно создать в </text:span><text:span text:style-name="T2">package.json script </text:span><text:span text:style-name="T26">"webpack-local"</text:span><text:span text:style-name="T27">: "webpack -v"</text:span></text:p>
      <text:p text:style-name="P19"/>
      <text:p text:style-name="P5"><text:span text:style-name="T4">5</text:span>. <text:span text:style-name="T28">добавляем в <text:s/></text:span><text:span text:style-name="T1">package.json </text:span><text:span text:style-name="T28">скрипты:</text:span></text:p>
      <text:p text:style-name="P20">"build": "webpack --mode production",</text:p>
      <text:p text:style-name="P20"><text:s/>"dev": "webpack --mode development"</text:p>
      <text:p text:style-name="P6">6. создаем папку <text:span text:style-name="T1">src</text:span></text:p>
      <text:p text:style-name="P14"><text:span text:style-name="T18">в папке создаем </text:span><text:span text:style-name="T6">index.js, </text:span><text:span text:style-name="T18">внутри console.log('Hello world')</text:span></text:p>
      <text:p text:style-name="P15"><text:span text:style-name="T31">7. npm run dev (</text:span><text:span text:style-name="T19">работает только в 4й версии </text:span><text:span text:style-name="T32">webpack</text:span><text:span text:style-name="T31">)</text:span></text:p>
      <text:p text:style-name="P10"><text:span text:style-name="T31">автоматически появилась папка </text:span><text:span text:style-name="T5">dist, </text:span><text:span text:style-name="T31">в которой файл </text:span><text:span text:style-name="T5">bundle.js</text:span></text:p>
      <text:p text:style-name="P16"><text:span text:style-name="T10">c</text:span> модифицированным кодом, где кроме одной нашей строчки еще куча кода, который нужен для функционирования модульности<text:span text:style-name="T1">)</text:span></text:p>
      <text:p text:style-name="P18"/>
      <text:p text:style-name="P11"><text:span text:style-name="T7">npm run build (запуск webpack в режиме production, </text:span><text:span text:style-name="T5">то же самое, только </text:span><text:span text:style-name="T7">js </text:span><text:span text:style-name="T5">стал минифицированным, куча кода, который нужен для функционирования модульности, осталась</text:span><text:span text:style-name="T7">)</text:span></text:p>
      <text:p text:style-name="P6"/>
      <text:p text:style-name="P7"><text:span text:style-name="T1">8. </text:span><text:span text:style-name="T36">npm i -D babel-core babel-loader</text:span><text:span text:style-name="T13">@7</text:span><text:span text:style-name="T36"> babel-preset-env babel-preset-stage-0</text:span></text:p>
      <text:p text:style-name="P7"><text:span text:style-name="T36">(</text:span><text:span text:style-name="T34">установка пакетов </text:span><text:span text:style-name="T36">babel: babel-core – </text:span><text:span text:style-name="T34">сам </text:span><text:span text:style-name="T36">babel, babel-loader – </text:span><text:span text:style-name="T34">расширение позволяющее использовать </text:span><text:span text:style-name="T36">babel </text:span><text:span text:style-name="T34">в </text:span><text:span text:style-name="T36">webpack, babel-preset-env – </text:span><text:span text:style-name="T34">набор правил(пресетов), с помощью которых </text:span><text:span text:style-name="T36">babel </text:span><text:span text:style-name="T34">будет конвертировать </text:span><text:span text:style-name="T36">js, babel-preset-stage-0 – </text:span><text:span text:style-name="T34">чтобы распознавались все самые новые фишки в </text:span><text:span text:style-name="T36">js), </text:span><text:span text:style-name="T78">на уроке проходили 7 версию </text:span><text:span text:style-name="T13">babel </text:span><text:span text:style-name="T78">8 работать не будет</text:span><text:span text:style-name="T36"> </text:span></text:p>
      <text:p text:style-name="P21"/>
      <text:p text:style-name="P8"><text:span text:style-name="T36">9. </text:span><text:span text:style-name="T33">создаем файл .</text:span><text:span text:style-name="T35">babelrc</text:span></text:p>
      <text:p text:style-name="P17"><text:span text:style-name="T1">, </text:span>в котором указываются используемые пресеты</text:p>
      <text:p text:style-name="P12">{</text:p>
      <text:p text:style-name="P13">"presets": [</text:p>
      <text:p text:style-name="P13">"env", "stage-0"</text:p>
      <text:p text:style-name="P13">]</text:p>
      <text:p text:style-name="P13">}</text:p>
      <text:p text:style-name="P13"/>
      <text:p text:style-name="P9"><text:span text:style-name="T35">10</text:span><text:span text:style-name="T36">. </text:span><text:span text:style-name="T39">создаем </text:span><text:span text:style-name="T40">базовый</text:span><text:span text:style-name="T39"> </text:span><text:span text:style-name="T33">модуль конфигурации </text:span><text:span text:style-name="T35">webpack, </text:span><text:span text:style-name="T39">инициализация </text:span><text:span text:style-name="T37">path, </text:span><text:span text:style-name="T39">точка входа, папка назначения и название файла на выходе </text:span><text:span text:style-name="T40">(точно так же , как в </text:span><text:span text:style-name="T38">v.</text:span><text:span text:style-name="T40"> </text:span><text:span text:style-name="T38">3), </text:span><text:span text:style-name="T40">можно использовать немного другой синтаксис, т. е. Заменяем дефолтные значения на собствнные(которые в нашем случае совпадают с дефолными</text:span></text:p>
      <text:p text:style-name="P22"/>
      <text:p text:style-name="P3"><text:span text:style-name="T25">const</text:span><text:span text:style-name="T35"> path </text:span><text:span text:style-name="T42">=</text:span><text:span text:style-name="T35"> </text:span><text:span text:style-name="T24">require</text:span><text:span text:style-name="T35">(</text:span><text:span text:style-name="T30">'path'</text:span><text:span text:style-name="T35">)</text:span></text:p>
      <text:p text:style-name="P2"><text:span text:style-name="T23">module</text:span>.<text:span text:style-name="T23">exports</text:span> <text:span text:style-name="T41">=</text:span> {</text:p>
      <text:p text:style-name="P2">entry: {</text:p>
      <text:p text:style-name="P2">main: path.<text:span text:style-name="T22">resolve</text:span>(__dirname, <text:span text:style-name="T29">'src'</text:span>, <text:span text:style-name="T29">'index.js'</text:span>),</text:p>
      <text:p text:style-name="P2">},</text:p>
      <text:p text:style-name="P2">output: {</text:p>
      <text:p text:style-name="P2">path: path.<text:span text:style-name="T22">resolve</text:span>(__dirname, <text:span text:style-name="T29">'dist'</text:span>),</text:p>
      <text:p text:style-name="P2">filename: <text:span text:style-name="T29">'bundle.js'</text:span>,</text:p>
      <text:p text:style-name="P2">},</text:p>
      <text:p text:style-name="P2">}</text:p>
      <text:p text:style-name="P22"/>
      <text:p text:style-name="P26"><text:span text:style-name="T1">1</text:span><text:span text:style-name="T12">1</text:span><text:span text:style-name="T11">. </text:span><text:span text:style-name="T43">создаем раздел модулей в </text:span><text:span text:style-name="T12">config, </text:span><text:span text:style-name="T43">для подключения </text:span><text:span text:style-name="T12">loader</text:span><text:span text:style-name="T43"> </text:span><text:span text:style-name="T12">babel</text:span></text:p>
      <text:p text:style-name="P26"><text:span text:style-name="T12"/></text:p>
      <text:p text:style-name="P41"><text:soft-page-break/><text:span text:style-name="T46">const</text:span><text:span text:style-name="T12"> </text:span><text:span text:style-name="T53">path</text:span><text:span text:style-name="T12"> = </text:span><text:span text:style-name="T59">require</text:span><text:span text:style-name="T12">(</text:span><text:span text:style-name="T62">'path'</text:span><text:span text:style-name="T12">);</text:span></text:p>
      <text:p text:style-name="P48"/>
      <text:p text:style-name="P39"><text:span text:style-name="T65">module</text:span>.<text:span text:style-name="T65">exports</text:span> = {</text:p>
      <text:p text:style-name="P47">    <text:span text:style-name="T54">entry:</text:span><text:span text:style-name="T68"> {</text:span></text:p>
      <text:p text:style-name="P39"><text:span text:style-name="T51">main:</text:span> <text:span text:style-name="T51">path</text:span>.<text:span text:style-name="T57">resolve</text:span>(<text:span text:style-name="T51">__dirname</text:span>, <text:span text:style-name="T60">'src'</text:span>, <text:span text:style-name="T60">'index.js'</text:span>), </text:p>
      <text:p text:style-name="P39">},</text:p>
      <text:p text:style-name="P39"><text:span text:style-name="T51">output:</text:span> {</text:p>
      <text:p text:style-name="P39"><text:span text:style-name="T51">path:</text:span> <text:span text:style-name="T51">path</text:span>.<text:span text:style-name="T57">resolve</text:span>(<text:span text:style-name="T51">__dirname</text:span>, <text:span text:style-name="T60">'dist'</text:span>),</text:p>
      <text:p text:style-name="P39"><text:span text:style-name="T51">filename:</text:span> <text:span text:style-name="T60">'bundle.js'</text:span>,</text:p>
      <text:p text:style-name="P39">},</text:p>
      <text:p text:style-name="P39"><text:span text:style-name="T51">module:</text:span> {</text:p>
      <text:p text:style-name="P39"><text:span text:style-name="T51">rules:</text:span> [</text:p>
      <text:p text:style-name="P39">{</text:p>
      <text:p text:style-name="P39"><text:span text:style-name="T51">test:</text:span><text:span text:style-name="T69"> /</text:span><text:span text:style-name="T70">\.</text:span><text:span text:style-name="T69">js</text:span><text:span text:style-name="T57">$</text:span><text:span text:style-name="T69">/</text:span>,</text:p>
      <text:p text:style-name="P39"><text:span text:style-name="T51">exclude:</text:span><text:span text:style-name="T69"> /node_modules/</text:span>,</text:p>
      <text:p text:style-name="P39"><text:span text:style-name="T51">use:</text:span> {</text:p>
      <text:p text:style-name="P39"><text:span text:style-name="T51">loader:</text:span> <text:span text:style-name="T60">'babel-loader'</text:span>,</text:p>
      <text:p text:style-name="P39">}, </text:p>
      <text:p text:style-name="P39">},</text:p>
      <text:p text:style-name="P39">]</text:p>
      <text:p text:style-name="P39">}</text:p>
      <text:p text:style-name="P39">}</text:p>
      <text:p text:style-name="P39"/>
      <text:p text:style-name="P26"><text:span text:style-name="T1">1</text:span><text:span text:style-name="T12">2</text:span><text:span text:style-name="T11">. </text:span><text:span text:style-name="T43">осуществляем импорт-экспорт</text:span></text:p>
      <text:p text:style-name="P27">в папке <text:span text:style-name="T1">src </text:span>создаем файл <text:span text:style-name="T1">user.js </text:span><text:span text:style-name="T72">из которого будем экспортировать код</text:span></text:p>
      <text:p text:style-name="P23">index.js</text:p>
      <text:p text:style-name="P23"/>
      <text:p text:style-name="P49"><text:span text:style-name="T75">import</text:span><text:span text:style-name="T49"> </text:span><text:span text:style-name="T55">Human</text:span><text:span text:style-name="T49"> </text:span><text:span text:style-name="T75">from</text:span><text:span text:style-name="T49"> </text:span><text:span text:style-name="T63">'./user'</text:span></text:p>
      <text:p text:style-name="P48"><text:span text:style-name="T47">const</text:span><text:span text:style-name="T49"> </text:span><text:span text:style-name="T55">vasya</text:span><text:span text:style-name="T49"> = </text:span><text:span text:style-name="T47">new</text:span><text:span text:style-name="T49"> </text:span><text:span text:style-name="T67">Human</text:span><text:span text:style-name="T49">(</text:span><text:span text:style-name="T63">'Vasya'</text:span><text:span text:style-name="T49">, </text:span><text:span text:style-name="T63">'Vasin'</text:span><text:span text:style-name="T49">);</text:span></text:p>
      <text:p text:style-name="P39"><text:span text:style-name="T57">alert</text:span>(<text:span text:style-name="T51">vasya</text:span>.<text:span text:style-name="T57">sayHi</text:span>())</text:p>
      <text:p text:style-name="P40"><text:span text:style-name="T60"/></text:p>
      <text:p text:style-name="P23"/>
      <text:p text:style-name="P28"><text:span text:style-name="T12">u</text:span><text:span text:style-name="T1">ser.js</text:span></text:p>
      <text:p text:style-name="P28"><text:span text:style-name="T1"/></text:p>
      <text:p text:style-name="P42"><text:span text:style-name="T74">export default</text:span><text:span text:style-name="T1"> </text:span><text:span text:style-name="T45">class</text:span><text:span text:style-name="T1"> </text:span><text:span text:style-name="T66">Human</text:span><text:span text:style-name="T1"> { //</text:span><text:span text:style-name="T74">export</text:span><text:span text:style-name="T1"> </text:span><text:span text:style-name="T45">class</text:span><text:span text:style-name="T1"> </text:span><text:span text:style-name="T66">Human default </text:span><text:span text:style-name="T65">нужен когда экспортируется только один элемент(класс, например), чтобы в </text:span><text:span text:style-name="T66">import </text:span><text:span text:style-name="T65">не нужно было указывать скобки</text:span></text:p>
      <text:p text:style-name="P39"><text:span text:style-name="T44">constructor</text:span>(<text:span text:style-name="T51">firstName</text:span>, <text:span text:style-name="T51">lastName</text:span>) {</text:p>
      <text:p text:style-name="P39"><text:span text:style-name="T44">this</text:span>.<text:span text:style-name="T51">firstName</text:span> = <text:span text:style-name="T51">firstName</text:span>;</text:p>
      <text:p text:style-name="P39"><text:span text:style-name="T44">this</text:span>.<text:span text:style-name="T51">lastName</text:span> = <text:span text:style-name="T51">lastName</text:span>;</text:p>
      <text:p text:style-name="P39">}</text:p>
      <text:p text:style-name="P48"/>
      <text:p text:style-name="P39"><text:span text:style-name="T57">sayHi</text:span>() {</text:p>
      <text:p text:style-name="P39"><text:span text:style-name="T73">return</text:span> <text:span text:style-name="T60">`Hi, </text:span><text:span text:style-name="T44">${this</text:span>.<text:span text:style-name="T51">firstName</text:span><text:span text:style-name="T44">}</text:span><text:span text:style-name="T60"> </text:span><text:span text:style-name="T44">${this</text:span>.<text:span text:style-name="T51">lastName</text:span><text:span text:style-name="T44">}</text:span><text:span text:style-name="T60">!`</text:span></text:p>
      <text:p text:style-name="P39">}</text:p>
      <text:p text:style-name="P39">}</text:p>
      <text:p text:style-name="P39"/>
      <text:p text:style-name="P46"/>
      <text:p text:style-name="P28">в <text:span text:style-name="T1">dist </text:span>создаем файл <text:span text:style-name="T1">index.html</text:span></text:p>
      <text:p text:style-name="P28"><text:span text:style-name="T1"/></text:p>
      <text:p text:style-name="P36"><text:span text:style-name="T20">в </text:span><text:span text:style-name="T8">head </text:span><text:span text:style-name="T20">подключаем скрипт </text:span><text:span text:style-name="T77">&lt;</text:span><text:span text:style-name="T48">script</text:span><text:span text:style-name="T50"> </text:span><text:span text:style-name="T56">src</text:span><text:span text:style-name="T50">=</text:span><text:span text:style-name="T64">"bundle.js"</text:span><text:span text:style-name="T77">&gt;&lt;/</text:span><text:span text:style-name="T48">script</text:span><text:span text:style-name="T77">&gt;</text:span></text:p>
      <text:p text:style-name="P36"><text:span text:style-name="T77"/></text:p>
      <text:p text:style-name="P38"><text:span text:style-name="T77"/></text:p>
      <text:p text:style-name="P29"><text:s/><text:span text:style-name="T13">npm run dev ( </text:span><text:span text:style-name="T78">запускаем сборку, открываем файл </text:span><text:span text:style-name="T13">index.html, </text:span><text:span text:style-name="T78">получаем </text:span><text:span text:style-name="T13">alert</text:span><text:span text:style-name="T78"> )</text:span></text:p>
      <text:p text:style-name="P29"/>
      <text:p text:style-name="P29"/>
      <text:p text:style-name="P24"><text:soft-page-break/>13. <text:span text:style-name="T15">работаем с </text:span>css</text:p>
      <text:p text:style-name="P30">в <text:span text:style-name="T1">src </text:span>создаем файл <text:span text:style-name="T1">user.css</text:span></text:p>
      <text:p text:style-name="P30"><text:span text:style-name="T1"/></text:p>
      <text:p text:style-name="P43"><text:span text:style-name="T71">div</text:span><text:span text:style-name="T1"> {</text:span></text:p>
      <text:p text:style-name="P39"><text:span text:style-name="T51">background-color</text:span>: <text:span text:style-name="T60">cadetblue</text:span>;</text:p>
      <text:p text:style-name="P39">}</text:p>
      <text:p text:style-name="P30"><text:span text:style-name="T1"/></text:p>
      <text:p text:style-name="P37"><text:span text:style-name="T21">импортируем файл в </text:span><text:span text:style-name="T9">user.js </text:span><text:span text:style-name="T21">добавлением строчки </text:span><text:span text:style-name="T76">import</text:span><text:span text:style-name="T50"> </text:span><text:span text:style-name="T64">'./user.css'</text:span><text:span text:style-name="T50">;</text:span></text:p>
      <text:p text:style-name="P30">устанавливаем лоадеры для создания <text:span text:style-name="T1">css</text:span></text:p>
      <text:p text:style-name="P30"><text:span text:style-name="T1"/></text:p>
      <text:p text:style-name="P30"><text:span text:style-name="T1">npm i -D style-loader css-loader</text:span></text:p>
      <text:p text:style-name="P30"><text:span text:style-name="T1"/></text:p>
      <text:p text:style-name="P33">подключаем плагин для вытаскивания <text:span text:style-name="T1">css </text:span>из общего бандла <text:span text:style-name="T1">bundle.js (</text:span>куда по умолчанию будет загружено <text:span text:style-name="T1">css</text:span></text:p>
      <text:p text:style-name="P33"><text:span text:style-name="T1"/></text:p>
      <text:p text:style-name="P31"><text:span text:style-name="T14">npm i -D </text:span><text:a xlink:type="simple" xlink:href="mailto:extract-text-webpack-plugin@next" text:style-name="Internet_20_link" text:visited-style-name="Visited_20_Internet_20_Link">extract-text-webpack-plugin@next</text:a><text:span text:style-name="T14"> ( </text:span><text:span text:style-name="T79">по умолчанию грузиться для 3 </text:span><text:span text:style-name="T14">webpack, </text:span><text:span text:style-name="T79">поэтому нужно добавить </text:span><text:span text:style-name="T14">@next</text:span><text:span text:style-name="T79"> </text:span><text:span text:style-name="T14">)</text:span></text:p>
      <text:p text:style-name="P30"><text:span text:style-name="T1"/></text:p>
      <text:p text:style-name="P32">в конфиг подключаем лоадеры <text:span text:style-name="T80">и новый плагин</text:span></text:p>
      <text:p text:style-name="P32"/>
      <text:p text:style-name="P44"><text:span text:style-name="T44">const</text:span> <text:span text:style-name="T51">path</text:span> = <text:span text:style-name="T57">require</text:span>(<text:span text:style-name="T60">'path'</text:span>);</text:p>
      <text:p text:style-name="P39"><text:span text:style-name="T44">const</text:span> <text:span text:style-name="T51">ExtractTextPlugin</text:span> = <text:span text:style-name="T57">require</text:span>(<text:span text:style-name="T60">'extract-text-webpack-plugin'</text:span>);</text:p>
      <text:p text:style-name="P48"/>
      <text:p text:style-name="P39"><text:span text:style-name="T65">module</text:span>.<text:span text:style-name="T65">exports</text:span> = {</text:p>
      <text:p text:style-name="P47">    <text:span text:style-name="T54">entry:</text:span><text:span text:style-name="T68"> {</text:span></text:p>
      <text:p text:style-name="P39"><text:span text:style-name="T51">main:</text:span> <text:span text:style-name="T51">path</text:span>.<text:span text:style-name="T57">resolve</text:span>(<text:span text:style-name="T51">__dirname</text:span>, <text:span text:style-name="T60">'src'</text:span>, <text:span text:style-name="T60">'index.js'</text:span>), </text:p>
      <text:p text:style-name="P39">},</text:p>
      <text:p text:style-name="P39"><text:span text:style-name="T51">output:</text:span> {</text:p>
      <text:p text:style-name="P39"><text:span text:style-name="T51">path:</text:span> <text:span text:style-name="T51">path</text:span>.<text:span text:style-name="T57">resolve</text:span>(<text:span text:style-name="T51">__dirname</text:span>, <text:span text:style-name="T60">'dist'</text:span>),</text:p>
      <text:p text:style-name="P39"><text:span text:style-name="T51">filename:</text:span> <text:span text:style-name="T60">'bundle.js'</text:span>,</text:p>
      <text:p text:style-name="P39">},</text:p>
      <text:p text:style-name="P39"><text:span text:style-name="T51">module:</text:span> {</text:p>
      <text:p text:style-name="P39"><text:span text:style-name="T51">rules:</text:span> [</text:p>
      <text:p text:style-name="P39">{</text:p>
      <text:p text:style-name="P39"><text:span text:style-name="T51">test:</text:span><text:span text:style-name="T69"> /</text:span><text:span text:style-name="T70">\.</text:span><text:span text:style-name="T69">js</text:span><text:span text:style-name="T57">$</text:span><text:span text:style-name="T69">/</text:span>,</text:p>
      <text:p text:style-name="P39"><text:span text:style-name="T51">exclude:</text:span><text:span text:style-name="T69"> /node_modules/</text:span>,</text:p>
      <text:p text:style-name="P39"><text:span text:style-name="T51">use:</text:span> {</text:p>
      <text:p text:style-name="P39"><text:span text:style-name="T51">loader:</text:span> <text:span text:style-name="T60">'babel-loader'</text:span>,</text:p>
      <text:p text:style-name="P39">},</text:p>
      <text:p text:style-name="P39">}, </text:p>
      <text:p text:style-name="P39">{</text:p>
      <text:p text:style-name="P39"><text:span text:style-name="T51">test:</text:span><text:span text:style-name="T69"> /</text:span><text:span text:style-name="T70">\.</text:span><text:span text:style-name="T69">css</text:span><text:span text:style-name="T57">$</text:span><text:span text:style-name="T69">/</text:span>,</text:p>
      <text:p text:style-name="P39"><text:span text:style-name="T51">use:</text:span> <text:span text:style-name="T51">ExtractTextPlugin</text:span>.<text:span text:style-name="T57">extract</text:span>({</text:p>
      <text:p text:style-name="P39"><text:span text:style-name="T51">fallback:</text:span> <text:span text:style-name="T60">'style-loader'</text:span>,</text:p>
      <text:p text:style-name="P39"><text:span text:style-name="T51">use:</text:span> [<text:span text:style-name="T60">'css-loader'</text:span>]</text:p>
      <text:p text:style-name="P39">}),</text:p>
      <text:p text:style-name="P39">},</text:p>
      <text:p text:style-name="P39">]</text:p>
      <text:p text:style-name="P39">},</text:p>
      <text:p text:style-name="P39"><text:span text:style-name="T51">plugins:</text:span> [</text:p>
      <text:p text:style-name="P39"><text:span text:style-name="T44">new</text:span> <text:span text:style-name="T65">ExtractTextPlugin</text:span>({</text:p>
      <text:p text:style-name="P39"><text:span text:style-name="T51">filename:</text:span> <text:span text:style-name="T60">'bundle.css'</text:span></text:p>
      <text:p text:style-name="P39">}),</text:p>
      <text:p text:style-name="P39">]</text:p>
      <text:p text:style-name="P39">}</text:p>
      <text:p text:style-name="P34"><text:soft-page-break/>14. работаем с <text:span text:style-name="T1">Html</text:span></text:p>
      <text:p text:style-name="P34"><text:span text:style-name="T1"/></text:p>
      <text:p text:style-name="P25">npm i -d html-webpack-plugin ( <text:span text:style-name="T15">Подключение плагина для обработки </text:span>html )</text:p>
      <text:p text:style-name="P25"/>
      <text:p text:style-name="P35">переносим файл <text:span text:style-name="T1">index.html </text:span>из <text:span text:style-name="T1">dist </text:span>в <text:span text:style-name="T1">src</text:span></text:p>
      <text:p text:style-name="P35"><text:span text:style-name="T1"/></text:p>
      <text:p text:style-name="P35">дополняем <text:span text:style-name="T1">config</text:span></text:p>
      <text:p text:style-name="P35"><text:span text:style-name="T1"/></text:p>
      <text:p text:style-name="P45"><text:span text:style-name="T45">const</text:span><text:span text:style-name="T1"> </text:span><text:span text:style-name="T52">path</text:span><text:span text:style-name="T1"> = </text:span><text:span text:style-name="T58">require</text:span><text:span text:style-name="T1">(</text:span><text:span text:style-name="T61">'path'</text:span><text:span text:style-name="T1">);</text:span></text:p>
      <text:p text:style-name="P39"><text:span text:style-name="T44">const</text:span> <text:span text:style-name="T51">ExtractTextPlugin</text:span> = <text:span text:style-name="T57">require</text:span>(<text:span text:style-name="T60">'extract-text-webpack-plugin'</text:span>);</text:p>
      <text:p text:style-name="P39"><text:span text:style-name="T44">const</text:span> <text:span text:style-name="T51">HtmlPlugin</text:span> = <text:span text:style-name="T57">require</text:span>(<text:span text:style-name="T60">'html-webpack-plugin'</text:span>)</text:p>
      <text:p text:style-name="P48"/>
      <text:p text:style-name="P39"><text:span text:style-name="T65">module</text:span>.<text:span text:style-name="T65">exports</text:span> = {</text:p>
      <text:p text:style-name="P47">    <text:span text:style-name="T54">entry:</text:span><text:span text:style-name="T68"> {</text:span></text:p>
      <text:p text:style-name="P39"><text:span text:style-name="T51">main:</text:span> <text:span text:style-name="T51">path</text:span>.<text:span text:style-name="T57">resolve</text:span>(<text:span text:style-name="T51">__dirname</text:span>, <text:span text:style-name="T60">'src'</text:span>, <text:span text:style-name="T60">'index.js'</text:span>), </text:p>
      <text:p text:style-name="P39">},</text:p>
      <text:p text:style-name="P39"><text:span text:style-name="T51">output:</text:span> {</text:p>
      <text:p text:style-name="P39"><text:span text:style-name="T51">path:</text:span> <text:span text:style-name="T51">path</text:span>.<text:span text:style-name="T57">resolve</text:span>(<text:span text:style-name="T51">__dirname</text:span>, <text:span text:style-name="T60">'dist'</text:span>),</text:p>
      <text:p text:style-name="P39"><text:span text:style-name="T51">filename:</text:span> <text:span text:style-name="T60">'bundle.js'</text:span>,</text:p>
      <text:p text:style-name="P39">},</text:p>
      <text:p text:style-name="P39"><text:span text:style-name="T51">module:</text:span> {</text:p>
      <text:p text:style-name="P39"><text:span text:style-name="T51">rules:</text:span> [</text:p>
      <text:p text:style-name="P39">{</text:p>
      <text:p text:style-name="P39"><text:span text:style-name="T51">test:</text:span><text:span text:style-name="T69"> /</text:span><text:span text:style-name="T70">\.</text:span><text:span text:style-name="T69">js</text:span><text:span text:style-name="T57">$</text:span><text:span text:style-name="T69">/</text:span>,</text:p>
      <text:p text:style-name="P39"><text:span text:style-name="T51">exclude:</text:span><text:span text:style-name="T69"> /node_modules/</text:span>,</text:p>
      <text:p text:style-name="P39"><text:span text:style-name="T51">use:</text:span> {</text:p>
      <text:p text:style-name="P39"><text:span text:style-name="T51">loader:</text:span> <text:span text:style-name="T60">'babel-loader'</text:span>,</text:p>
      <text:p text:style-name="P39">},</text:p>
      <text:p text:style-name="P39">}, </text:p>
      <text:p text:style-name="P39">{</text:p>
      <text:p text:style-name="P39"><text:span text:style-name="T51">test:</text:span><text:span text:style-name="T69"> /</text:span><text:span text:style-name="T70">\.</text:span><text:span text:style-name="T69">css</text:span><text:span text:style-name="T57">$</text:span><text:span text:style-name="T69">/</text:span>,</text:p>
      <text:p text:style-name="P39"><text:span text:style-name="T51">use:</text:span> <text:span text:style-name="T51">ExtractTextPlugin</text:span>.<text:span text:style-name="T57">extract</text:span>({</text:p>
      <text:p text:style-name="P39"><text:span text:style-name="T51">fallback:</text:span> <text:span text:style-name="T60">'style-loader'</text:span>,</text:p>
      <text:p text:style-name="P39"><text:span text:style-name="T51">use:</text:span> [<text:span text:style-name="T60">'css-loader'</text:span>]</text:p>
      <text:p text:style-name="P39">}),</text:p>
      <text:p text:style-name="P39">},</text:p>
      <text:p text:style-name="P39">]</text:p>
      <text:p text:style-name="P39">},</text:p>
      <text:p text:style-name="P39"><text:span text:style-name="T51">plugins:</text:span> [</text:p>
      <text:p text:style-name="P39"><text:span text:style-name="T44">new</text:span> <text:span text:style-name="T65">ExtractTextPlugin</text:span>({</text:p>
      <text:p text:style-name="P39"><text:span text:style-name="T51">filename:</text:span> <text:span text:style-name="T60">'bundle.css'</text:span></text:p>
      <text:p text:style-name="P39">}),</text:p>
      <text:p text:style-name="P39"><text:span text:style-name="T44">new</text:span> <text:span text:style-name="T65">HtmlPlugin</text:span>({</text:p>
      <text:p text:style-name="P39"><text:span text:style-name="T51">template:</text:span> <text:span text:style-name="T51">path</text:span>.<text:span text:style-name="T57">resolve</text:span>(<text:span text:style-name="T51">__dirname</text:span>, <text:span text:style-name="T60">'src'</text:span>, <text:span text:style-name="T60">'index.html'</text:span>),</text:p>
      <text:p text:style-name="P39"><text:span text:style-name="T51">filename:</text:span> <text:span text:style-name="T60">'index.html'</text:span></text:p>
      <text:p text:style-name="P39">}),</text:p>
      <text:p text:style-name="P39">]</text:p>
      <text:p text:style-name="P39">}</text:p>
      <text:p text:style-name="P35"><text:span text:style-name="T1"/></text:p>
      <text:p text:style-name="P35"><text:span text:style-name="T1">npm run dev ( </text:span>запускаем сборку 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09-11T14:36:23.946000000</dc:date>
    <meta:editing-duration>PT1H33M23S</meta:editing-duration>
    <meta:editing-cycles>2</meta:editing-cycles>
    <meta:document-statistic meta:table-count="0" meta:image-count="0" meta:object-count="0" meta:page-count="4" meta:paragraph-count="163" meta:word-count="632" meta:character-count="4586" meta:non-whitespace-character-count="4092"/>
  </office:meta>
</office:document-meta>
</file>